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2.8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number-columns-repeated="16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Test opoznien z portu 1 do 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czba ramek</text:p>
          </table:table-cell>
          <table:table-cell office:value-type="float" office:value="1000000" calcext:value-type="float">
            <text:p>1000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ługośc ramki</text:p>
          </table:table-cell>
          <table:table-cell office:value-type="float" office:value="64" calcext:value-type="float">
            <text:p>6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ługośc ramki z preambułą</text:p>
          </table:table-cell>
          <table:table-cell table:formula="of:=[.B3]+8" office:value-type="float" office:value="72" calcext:value-type="float">
            <text:p>72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Name/ID</text:p>
          </table:table-cell>
          <table:table-cell office:value-type="string" calcext:value-type="string">
            <text:p>Tx Port Name</text:p>
          </table:table-cell>
          <table:table-cell office:value-type="string" calcext:value-type="string">
            <text:p>Rx Port Names</text:p>
          </table:table-cell>
          <table:table-cell office:value-type="string" calcext:value-type="string">
            <text:p>Aggregated Rx Port Count</text:p>
          </table:table-cell>
          <table:table-cell office:value-type="string" calcext:value-type="string">
            <text:p>Tx Count (Frames)</text:p>
          </table:table-cell>
          <table:table-cell office:value-type="string" calcext:value-type="string">
            <text:p>Rx Count (Frames)</text:p>
          </table:table-cell>
          <table:table-cell office:value-type="string" calcext:value-type="string">
            <text:p>Tx Rate (bps)</text:p>
          </table:table-cell>
          <table:table-cell office:value-type="string" calcext:value-type="string">
            <text:p>Tx Count (bits)</text:p>
          </table:table-cell>
          <table:table-cell office:value-type="string" calcext:value-type="string">
            <text:p>Tx L1 Count (bits)</text:p>
          </table:table-cell>
          <table:table-cell office:value-type="string" calcext:value-type="string">
            <text:p>Tx L1 Rate (bps)</text:p>
          </table:table-cell>
          <table:table-cell office:value-type="string" calcext:value-type="string">
            <text:p>Tx Rate (fps)</text:p>
          </table:table-cell>
          <table:table-cell office:value-type="string" calcext:value-type="string">
            <text:p>Rx Rate (fps)</text:p>
          </table:table-cell>
          <table:table-cell office:value-type="string" calcext:value-type="string">
            <text:p>Rx Sig Count (Frames)</text:p>
          </table:table-cell>
          <table:table-cell office:value-type="string" calcext:value-type="string">
            <text:p>Rx Sig Rate (fps)</text:p>
          </table:table-cell>
          <table:table-cell office:value-type="string" calcext:value-type="string">
            <text:p>Short Term Avg Latency (us)</text:p>
          </table:table-cell>
          <table:table-cell table:style-name="ce1" office:value-type="string" calcext:value-type="string">
            <text:p>Avg Latency (us)</text:p>
          </table:table-cell>
          <table:table-cell table:style-name="ce1" office:value-type="string" calcext:value-type="string">
            <text:p>Min Latency (us)</text:p>
          </table:table-cell>
          <table:table-cell table:style-name="ce1" office:value-type="string" calcext:value-type="string">
            <text:p>Max Latency (us)</text:p>
          </table:table-cell>
          <table:table-cell office:value-type="string" calcext:value-type="string">
            <text:p>Short Term Avg Jitter (us)</text:p>
          </table:table-cell>
          <table:table-cell office:value-type="string" calcext:value-type="string">
            <text:p>Avg Jitter (us)</text:p>
          </table:table-cell>
          <table:table-cell office:value-type="string" calcext:value-type="string">
            <text:p>Min Jitter (us)</text:p>
          </table:table-cell>
          <table:table-cell office:value-type="string" calcext:value-type="string">
            <text:p>Max Jitter (us)</text:p>
          </table:table-cell>
          <table:table-cell office:value-type="string" calcext:value-type="string">
            <text:p>Expected Rx Count (Frames)</text:p>
          </table:table-cell>
        </table:table-row>
        <table:table-row table:style-name="ro1">
          <table:table-cell office:value-type="string" calcext:value-type="string">
            <text:p>Spirent – pojedynczy przewód</text:p>
          </table:table-cell>
          <table:table-cell office:value-type="string" calcext:value-type="string">
            <text:p>Port //1/1</text:p>
          </table:table-cell>
          <table:table-cell office:value-type="string" calcext:value-type="string">
            <text:p>Port //1/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672000000" calcext:value-type="float">
            <text:p>672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Spirent – pojedynczy przewód</text:p>
          </table:table-cell>
          <table:table-cell office:value-type="string" calcext:value-type="string">
            <text:p>Port //1/1</text:p>
          </table:table-cell>
          <table:table-cell office:value-type="string" calcext:value-type="string">
            <text:p>Port //1/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672000000" calcext:value-type="float">
            <text:p>672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Spirent – pojedynczy przewód</text:p>
          </table:table-cell>
          <table:table-cell office:value-type="string" calcext:value-type="string">
            <text:p>Port //1/1</text:p>
          </table:table-cell>
          <table:table-cell office:value-type="string" calcext:value-type="string">
            <text:p>Port //1/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672000000" calcext:value-type="float">
            <text:p>672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Spirent – pojedynczy przewód</text:p>
          </table:table-cell>
          <table:table-cell office:value-type="string" calcext:value-type="string">
            <text:p>Port //1/1</text:p>
          </table:table-cell>
          <table:table-cell office:value-type="string" calcext:value-type="string">
            <text:p>Port //1/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672000000" calcext:value-type="float">
            <text:p>672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Spirent – pojedynczy przewód</text:p>
          </table:table-cell>
          <table:table-cell office:value-type="string" calcext:value-type="string">
            <text:p>Port //1/1</text:p>
          </table:table-cell>
          <table:table-cell office:value-type="string" calcext:value-type="string">
            <text:p>Port //1/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672000000" calcext:value-type="float">
            <text:p>672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NetFPGA – pojedynczy tap</text:p>
          </table:table-cell>
          <table:table-cell office:value-type="string" calcext:value-type="string">
            <text:p>Port //1/1</text:p>
          </table:table-cell>
          <table:table-cell office:value-type="string" calcext:value-type="string">
            <text:p>Port //1/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672000000" calcext:value-type="float">
            <text:p>672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57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NetFPGA – pojedynczy tap</text:p>
          </table:table-cell>
          <table:table-cell office:value-type="string" calcext:value-type="string">
            <text:p>Port //1/1</text:p>
          </table:table-cell>
          <table:table-cell office:value-type="string" calcext:value-type="string">
            <text:p>Port //1/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672000000" calcext:value-type="float">
            <text:p>672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65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NetFPGA – pojedynczy tap</text:p>
          </table:table-cell>
          <table:table-cell office:value-type="string" calcext:value-type="string">
            <text:p>Port //1/1</text:p>
          </table:table-cell>
          <table:table-cell office:value-type="string" calcext:value-type="string">
            <text:p>Port //1/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672000000" calcext:value-type="float">
            <text:p>672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65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NetFPGA – pojedynczy tap</text:p>
          </table:table-cell>
          <table:table-cell office:value-type="string" calcext:value-type="string">
            <text:p>Port //1/1</text:p>
          </table:table-cell>
          <table:table-cell office:value-type="string" calcext:value-type="string">
            <text:p>Port //1/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672000000" calcext:value-type="float">
            <text:p>672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58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NetFPGA – pojedynczy tap</text:p>
          </table:table-cell>
          <table:table-cell office:value-type="string" calcext:value-type="string">
            <text:p>Port //1/1</text:p>
          </table:table-cell>
          <table:table-cell office:value-type="string" calcext:value-type="string">
            <text:p>Port //1/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office:value-type="float" office:value="512000000" calcext:value-type="float">
            <text:p>512000000</text:p>
          </table:table-cell>
          <table:table-cell office:value-type="float" office:value="672000000" calcext:value-type="float">
            <text:p>672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66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Test opoznien z portu 1 do 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czba ramek</text:p>
          </table:table-cell>
          <table:table-cell office:value-type="float" office:value="1000000" calcext:value-type="float">
            <text:p>1000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ługośc ramki</text:p>
          </table:table-cell>
          <table:table-cell office:value-type="float" office:value="1518" calcext:value-type="float">
            <text:p>151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ługośc ramki z preambułą</text:p>
          </table:table-cell>
          <table:table-cell table:formula="of:=[.B21]+8" office:value-type="float" office:value="1526" calcext:value-type="float">
            <text:p>1526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Name/ID</text:p>
          </table:table-cell>
          <table:table-cell office:value-type="string" calcext:value-type="string">
            <text:p>Tx Port Name</text:p>
          </table:table-cell>
          <table:table-cell office:value-type="string" calcext:value-type="string">
            <text:p>Rx Port Names</text:p>
          </table:table-cell>
          <table:table-cell office:value-type="string" calcext:value-type="string">
            <text:p>Aggregated Rx Port Count</text:p>
          </table:table-cell>
          <table:table-cell office:value-type="string" calcext:value-type="string">
            <text:p>Tx Count (Frames)</text:p>
          </table:table-cell>
          <table:table-cell office:value-type="string" calcext:value-type="string">
            <text:p>Rx Count (Frames)</text:p>
          </table:table-cell>
          <table:table-cell office:value-type="string" calcext:value-type="string">
            <text:p>Tx Rate (bps)</text:p>
          </table:table-cell>
          <table:table-cell office:value-type="string" calcext:value-type="string">
            <text:p>Tx Count (bits)</text:p>
          </table:table-cell>
          <table:table-cell office:value-type="string" calcext:value-type="string">
            <text:p>Tx L1 Count (bits)</text:p>
          </table:table-cell>
          <table:table-cell office:value-type="string" calcext:value-type="string">
            <text:p>Tx L1 Rate (bps)</text:p>
          </table:table-cell>
          <table:table-cell office:value-type="string" calcext:value-type="string">
            <text:p>Tx Rate (fps)</text:p>
          </table:table-cell>
          <table:table-cell office:value-type="string" calcext:value-type="string">
            <text:p>Rx Rate (fps)</text:p>
          </table:table-cell>
          <table:table-cell office:value-type="string" calcext:value-type="string">
            <text:p>Rx Sig Count (Frames)</text:p>
          </table:table-cell>
          <table:table-cell office:value-type="string" calcext:value-type="string">
            <text:p>Rx Sig Rate (fps)</text:p>
          </table:table-cell>
          <table:table-cell office:value-type="string" calcext:value-type="string">
            <text:p>Short Term Avg Latency (us)</text:p>
          </table:table-cell>
          <table:table-cell table:style-name="ce1" office:value-type="string" calcext:value-type="string">
            <text:p>Avg Latency (us)</text:p>
          </table:table-cell>
          <table:table-cell table:style-name="ce1" office:value-type="string" calcext:value-type="string">
            <text:p>Min Latency (us)</text:p>
          </table:table-cell>
          <table:table-cell table:style-name="ce1" office:value-type="string" calcext:value-type="string">
            <text:p>Max Latency (us)</text:p>
          </table:table-cell>
          <table:table-cell office:value-type="string" calcext:value-type="string">
            <text:p>Short Term Avg Jitter (us)</text:p>
          </table:table-cell>
          <table:table-cell office:value-type="string" calcext:value-type="string">
            <text:p>Avg Jitter (us)</text:p>
          </table:table-cell>
          <table:table-cell office:value-type="string" calcext:value-type="string">
            <text:p>Min Jitter (us)</text:p>
          </table:table-cell>
          <table:table-cell office:value-type="string" calcext:value-type="string">
            <text:p>Max Jitter (us)</text:p>
          </table:table-cell>
          <table:table-cell office:value-type="string" calcext:value-type="string">
            <text:p>Expected Rx Count (Frames)</text:p>
          </table:table-cell>
        </table:table-row>
        <table:table-row table:style-name="ro1">
          <table:table-cell office:value-type="string" calcext:value-type="string">
            <text:p>Spirent – pojedynczy przewód</text:p>
          </table:table-cell>
          <table:table-cell office:value-type="string" calcext:value-type="string">
            <text:p>Port //1/1</text:p>
          </table:table-cell>
          <table:table-cell office:value-type="string" calcext:value-type="string">
            <text:p>Port //1/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office:value-type="float" office:value="12144000000" calcext:value-type="float">
            <text:p>12144000000</text:p>
          </table:table-cell>
          <table:table-cell office:value-type="float" office:value="12304000000" calcext:value-type="float">
            <text:p>12304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Spirent – pojedynczy przewód</text:p>
          </table:table-cell>
          <table:table-cell office:value-type="string" calcext:value-type="string">
            <text:p>Port //1/1</text:p>
          </table:table-cell>
          <table:table-cell office:value-type="string" calcext:value-type="string">
            <text:p>Port //1/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office:value-type="float" office:value="12144000000" calcext:value-type="float">
            <text:p>12144000000</text:p>
          </table:table-cell>
          <table:table-cell office:value-type="float" office:value="12304000000" calcext:value-type="float">
            <text:p>12304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Spirent – pojedynczy przewód</text:p>
          </table:table-cell>
          <table:table-cell office:value-type="string" calcext:value-type="string">
            <text:p>Port //1/1</text:p>
          </table:table-cell>
          <table:table-cell office:value-type="string" calcext:value-type="string">
            <text:p>Port //1/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office:value-type="float" office:value="12144000000" calcext:value-type="float">
            <text:p>12144000000</text:p>
          </table:table-cell>
          <table:table-cell office:value-type="float" office:value="12304000000" calcext:value-type="float">
            <text:p>12304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Spirent – pojedynczy przewód</text:p>
          </table:table-cell>
          <table:table-cell office:value-type="string" calcext:value-type="string">
            <text:p>Port //1/1</text:p>
          </table:table-cell>
          <table:table-cell office:value-type="string" calcext:value-type="string">
            <text:p>Port //1/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office:value-type="float" office:value="12144000000" calcext:value-type="float">
            <text:p>12144000000</text:p>
          </table:table-cell>
          <table:table-cell office:value-type="float" office:value="12304000000" calcext:value-type="float">
            <text:p>12304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Spirent – pojedynczy przewód</text:p>
          </table:table-cell>
          <table:table-cell office:value-type="string" calcext:value-type="string">
            <text:p>Port //1/1</text:p>
          </table:table-cell>
          <table:table-cell office:value-type="string" calcext:value-type="string">
            <text:p>Port //1/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office:value-type="float" office:value="12144000000" calcext:value-type="float">
            <text:p>12144000000</text:p>
          </table:table-cell>
          <table:table-cell office:value-type="float" office:value="12304000000" calcext:value-type="float">
            <text:p>12304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NetFPGA – pojedynczy tap</text:p>
          </table:table-cell>
          <table:table-cell office:value-type="string" calcext:value-type="string">
            <text:p>Port //1/1</text:p>
          </table:table-cell>
          <table:table-cell office:value-type="string" calcext:value-type="string">
            <text:p>Port //1/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office:value-type="float" office:value="12144000000" calcext:value-type="float">
            <text:p>12144000000</text:p>
          </table:table-cell>
          <table:table-cell office:value-type="float" office:value="12304000000" calcext:value-type="float">
            <text:p>12304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58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NetFPGA – pojedynczy tap</text:p>
          </table:table-cell>
          <table:table-cell office:value-type="string" calcext:value-type="string">
            <text:p>Port //1/1</text:p>
          </table:table-cell>
          <table:table-cell office:value-type="string" calcext:value-type="string">
            <text:p>Port //1/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office:value-type="float" office:value="12144000000" calcext:value-type="float">
            <text:p>12144000000</text:p>
          </table:table-cell>
          <table:table-cell office:value-type="float" office:value="12304000000" calcext:value-type="float">
            <text:p>12304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58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NetFPGA – pojedynczy tap</text:p>
          </table:table-cell>
          <table:table-cell office:value-type="string" calcext:value-type="string">
            <text:p>Port //1/1</text:p>
          </table:table-cell>
          <table:table-cell office:value-type="string" calcext:value-type="string">
            <text:p>Port //1/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office:value-type="float" office:value="12144000000" calcext:value-type="float">
            <text:p>12144000000</text:p>
          </table:table-cell>
          <table:table-cell office:value-type="float" office:value="12304000000" calcext:value-type="float">
            <text:p>12304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66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NetFPGA – pojedynczy tap</text:p>
          </table:table-cell>
          <table:table-cell office:value-type="string" calcext:value-type="string">
            <text:p>Port //1/1</text:p>
          </table:table-cell>
          <table:table-cell office:value-type="string" calcext:value-type="string">
            <text:p>Port //1/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office:value-type="float" office:value="12144000000" calcext:value-type="float">
            <text:p>12144000000</text:p>
          </table:table-cell>
          <table:table-cell office:value-type="float" office:value="12304000000" calcext:value-type="float">
            <text:p>12304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58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NetFPGA – pojedynczy tap</text:p>
          </table:table-cell>
          <table:table-cell office:value-type="string" calcext:value-type="string">
            <text:p>Port //1/1</text:p>
          </table:table-cell>
          <table:table-cell office:value-type="string" calcext:value-type="string">
            <text:p>Port //1/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office:value-type="float" office:value="12144000000" calcext:value-type="float">
            <text:p>12144000000</text:p>
          </table:table-cell>
          <table:table-cell office:value-type="float" office:value="12304000000" calcext:value-type="float">
            <text:p>12304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58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Test opoznien z portu 1 do 2 oraz 2 do 1 jednoczesni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czba ramek</text:p>
          </table:table-cell>
          <table:table-cell office:value-type="float" office:value="1000000" calcext:value-type="float">
            <text:p>1000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ługośc ramki</text:p>
          </table:table-cell>
          <table:table-cell office:value-type="float" office:value="1518" calcext:value-type="float">
            <text:p>151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ługośc ramki z preambułą</text:p>
          </table:table-cell>
          <table:table-cell table:formula="of:=[.B39]+8" office:value-type="float" office:value="1526" calcext:value-type="float">
            <text:p>1526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Name/ID</text:p>
          </table:table-cell>
          <table:table-cell office:value-type="string" calcext:value-type="string">
            <text:p>Tx Port Name</text:p>
          </table:table-cell>
          <table:table-cell office:value-type="string" calcext:value-type="string">
            <text:p>Rx Port Names</text:p>
          </table:table-cell>
          <table:table-cell office:value-type="string" calcext:value-type="string">
            <text:p>Aggregated Rx Port Count</text:p>
          </table:table-cell>
          <table:table-cell office:value-type="string" calcext:value-type="string">
            <text:p>Tx Count (Frames)</text:p>
          </table:table-cell>
          <table:table-cell office:value-type="string" calcext:value-type="string">
            <text:p>Rx Count (Frames)</text:p>
          </table:table-cell>
          <table:table-cell office:value-type="string" calcext:value-type="string">
            <text:p>Tx Rate (bps)</text:p>
          </table:table-cell>
          <table:table-cell office:value-type="string" calcext:value-type="string">
            <text:p>Tx Count (bits)</text:p>
          </table:table-cell>
          <table:table-cell office:value-type="string" calcext:value-type="string">
            <text:p>Tx L1 Count (bits)</text:p>
          </table:table-cell>
          <table:table-cell office:value-type="string" calcext:value-type="string">
            <text:p>Tx L1 Rate (bps)</text:p>
          </table:table-cell>
          <table:table-cell office:value-type="string" calcext:value-type="string">
            <text:p>Tx Rate (fps)</text:p>
          </table:table-cell>
          <table:table-cell office:value-type="string" calcext:value-type="string">
            <text:p>Rx Rate (fps)</text:p>
          </table:table-cell>
          <table:table-cell office:value-type="string" calcext:value-type="string">
            <text:p>Rx Sig Count (Frames)</text:p>
          </table:table-cell>
          <table:table-cell office:value-type="string" calcext:value-type="string">
            <text:p>Rx Sig Rate (fps)</text:p>
          </table:table-cell>
          <table:table-cell office:value-type="string" calcext:value-type="string">
            <text:p>Short Term Avg Latency (us)</text:p>
          </table:table-cell>
          <table:table-cell office:value-type="string" calcext:value-type="string">
            <text:p>Avg Latency (us)</text:p>
          </table:table-cell>
          <table:table-cell office:value-type="string" calcext:value-type="string">
            <text:p>Min Latency (us)</text:p>
          </table:table-cell>
          <table:table-cell office:value-type="string" calcext:value-type="string">
            <text:p>Max Latency (us)</text:p>
          </table:table-cell>
          <table:table-cell office:value-type="string" calcext:value-type="string">
            <text:p>Short Term Avg Jitter (us)</text:p>
          </table:table-cell>
          <table:table-cell office:value-type="string" calcext:value-type="string">
            <text:p>Avg Jitter (us)</text:p>
          </table:table-cell>
          <table:table-cell office:value-type="string" calcext:value-type="string">
            <text:p>Min Jitter (us)</text:p>
          </table:table-cell>
          <table:table-cell office:value-type="string" calcext:value-type="string">
            <text:p>Max Jitter (us)</text:p>
          </table:table-cell>
          <table:table-cell office:value-type="string" calcext:value-type="string">
            <text:p>Expected Rx Count (Frames)</text:p>
          </table:table-cell>
        </table:table-row>
        <table:table-row table:style-name="ro1">
          <table:table-cell office:value-type="string" calcext:value-type="string">
            <text:p>Spirent – pojedynczy przewód</text:p>
          </table:table-cell>
          <table:table-cell office:value-type="string" calcext:value-type="string">
            <text:p>Port //1/1</text:p>
          </table:table-cell>
          <table:table-cell office:value-type="string" calcext:value-type="string">
            <text:p>Port //1/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office:value-type="float" office:value="12144000000" calcext:value-type="float">
            <text:p>12144000000</text:p>
          </table:table-cell>
          <table:table-cell office:value-type="float" office:value="12304000000" calcext:value-type="float">
            <text:p>12304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/>
          <table:table-cell office:value-type="string" calcext:value-type="string">
            <text:p>Port //1/2</text:p>
          </table:table-cell>
          <table:table-cell office:value-type="string" calcext:value-type="string">
            <text:p>Port //1/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office:value-type="float" office:value="12144000000" calcext:value-type="float">
            <text:p>12144000000</text:p>
          </table:table-cell>
          <table:table-cell office:value-type="float" office:value="12304000000" calcext:value-type="float">
            <text:p>12304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Spirent – pojedynczy przewód</text:p>
          </table:table-cell>
          <table:table-cell office:value-type="string" calcext:value-type="string">
            <text:p>Port //1/1</text:p>
          </table:table-cell>
          <table:table-cell office:value-type="string" calcext:value-type="string">
            <text:p>Port //1/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office:value-type="float" office:value="12144000000" calcext:value-type="float">
            <text:p>12144000000</text:p>
          </table:table-cell>
          <table:table-cell office:value-type="float" office:value="12304000000" calcext:value-type="float">
            <text:p>12304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/>
          <table:table-cell office:value-type="string" calcext:value-type="string">
            <text:p>Port //1/2</text:p>
          </table:table-cell>
          <table:table-cell office:value-type="string" calcext:value-type="string">
            <text:p>Port //1/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office:value-type="float" office:value="12144000000" calcext:value-type="float">
            <text:p>12144000000</text:p>
          </table:table-cell>
          <table:table-cell office:value-type="float" office:value="12304000000" calcext:value-type="float">
            <text:p>12304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Spirent – pojedynczy przewód</text:p>
          </table:table-cell>
          <table:table-cell office:value-type="string" calcext:value-type="string">
            <text:p>Port //1/1</text:p>
          </table:table-cell>
          <table:table-cell office:value-type="string" calcext:value-type="string">
            <text:p>Port //1/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office:value-type="float" office:value="12144000000" calcext:value-type="float">
            <text:p>12144000000</text:p>
          </table:table-cell>
          <table:table-cell office:value-type="float" office:value="12304000000" calcext:value-type="float">
            <text:p>12304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/>
          <table:table-cell office:value-type="string" calcext:value-type="string">
            <text:p>Port //1/2</text:p>
          </table:table-cell>
          <table:table-cell office:value-type="string" calcext:value-type="string">
            <text:p>Port //1/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office:value-type="float" office:value="12144000000" calcext:value-type="float">
            <text:p>12144000000</text:p>
          </table:table-cell>
          <table:table-cell office:value-type="float" office:value="12304000000" calcext:value-type="float">
            <text:p>12304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Spirent – pojedynczy przewód</text:p>
          </table:table-cell>
          <table:table-cell office:value-type="string" calcext:value-type="string">
            <text:p>Port //1/1</text:p>
          </table:table-cell>
          <table:table-cell office:value-type="string" calcext:value-type="string">
            <text:p>Port //1/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office:value-type="float" office:value="12144000000" calcext:value-type="float">
            <text:p>12144000000</text:p>
          </table:table-cell>
          <table:table-cell office:value-type="float" office:value="12304000000" calcext:value-type="float">
            <text:p>12304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/>
          <table:table-cell office:value-type="string" calcext:value-type="string">
            <text:p>Port //1/2</text:p>
          </table:table-cell>
          <table:table-cell office:value-type="string" calcext:value-type="string">
            <text:p>Port //1/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office:value-type="float" office:value="12144000000" calcext:value-type="float">
            <text:p>12144000000</text:p>
          </table:table-cell>
          <table:table-cell office:value-type="float" office:value="12304000000" calcext:value-type="float">
            <text:p>12304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Spirent – pojedynczy przewód</text:p>
          </table:table-cell>
          <table:table-cell office:value-type="string" calcext:value-type="string">
            <text:p>Port //1/1</text:p>
          </table:table-cell>
          <table:table-cell office:value-type="string" calcext:value-type="string">
            <text:p>Port //1/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office:value-type="float" office:value="12144000000" calcext:value-type="float">
            <text:p>12144000000</text:p>
          </table:table-cell>
          <table:table-cell office:value-type="float" office:value="12304000000" calcext:value-type="float">
            <text:p>12304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/>
          <table:table-cell office:value-type="string" calcext:value-type="string">
            <text:p>Port //1/2</text:p>
          </table:table-cell>
          <table:table-cell office:value-type="string" calcext:value-type="string">
            <text:p>Port //1/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office:value-type="float" office:value="12144000000" calcext:value-type="float">
            <text:p>12144000000</text:p>
          </table:table-cell>
          <table:table-cell office:value-type="float" office:value="12304000000" calcext:value-type="float">
            <text:p>12304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NetFPGA – pojedynczy tap</text:p>
          </table:table-cell>
          <table:table-cell office:value-type="string" calcext:value-type="string">
            <text:p>Port //1/1</text:p>
          </table:table-cell>
          <table:table-cell office:value-type="string" calcext:value-type="string">
            <text:p>Port //1/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office:value-type="float" office:value="12144000000" calcext:value-type="float">
            <text:p>12144000000</text:p>
          </table:table-cell>
          <table:table-cell office:value-type="float" office:value="12304000000" calcext:value-type="float">
            <text:p>12304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6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/>
          <table:table-cell office:value-type="string" calcext:value-type="string">
            <text:p>Port //1/2</text:p>
          </table:table-cell>
          <table:table-cell office:value-type="string" calcext:value-type="string">
            <text:p>Port //1/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office:value-type="float" office:value="12144000000" calcext:value-type="float">
            <text:p>12144000000</text:p>
          </table:table-cell>
          <table:table-cell office:value-type="float" office:value="12304000000" calcext:value-type="float">
            <text:p>12304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78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NetFPGA – pojedynczy tap</text:p>
          </table:table-cell>
          <table:table-cell office:value-type="string" calcext:value-type="string">
            <text:p>Port //1/1</text:p>
          </table:table-cell>
          <table:table-cell office:value-type="string" calcext:value-type="string">
            <text:p>Port //1/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office:value-type="float" office:value="12144000000" calcext:value-type="float">
            <text:p>12144000000</text:p>
          </table:table-cell>
          <table:table-cell office:value-type="float" office:value="12304000000" calcext:value-type="float">
            <text:p>12304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6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/>
          <table:table-cell office:value-type="string" calcext:value-type="string">
            <text:p>Port //1/2</text:p>
          </table:table-cell>
          <table:table-cell office:value-type="string" calcext:value-type="string">
            <text:p>Port //1/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office:value-type="float" office:value="12144000000" calcext:value-type="float">
            <text:p>12144000000</text:p>
          </table:table-cell>
          <table:table-cell office:value-type="float" office:value="12304000000" calcext:value-type="float">
            <text:p>12304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78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NetFPGA – pojedynczy tap</text:p>
          </table:table-cell>
          <table:table-cell office:value-type="string" calcext:value-type="string">
            <text:p>Port //1/1</text:p>
          </table:table-cell>
          <table:table-cell office:value-type="string" calcext:value-type="string">
            <text:p>Port //1/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office:value-type="float" office:value="12144000000" calcext:value-type="float">
            <text:p>12144000000</text:p>
          </table:table-cell>
          <table:table-cell office:value-type="float" office:value="12304000000" calcext:value-type="float">
            <text:p>12304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72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/>
          <table:table-cell office:value-type="string" calcext:value-type="string">
            <text:p>Port //1/2</text:p>
          </table:table-cell>
          <table:table-cell office:value-type="string" calcext:value-type="string">
            <text:p>Port //1/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office:value-type="float" office:value="12144000000" calcext:value-type="float">
            <text:p>12144000000</text:p>
          </table:table-cell>
          <table:table-cell office:value-type="float" office:value="12304000000" calcext:value-type="float">
            <text:p>12304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NetFPGA – pojedynczy tap</text:p>
          </table:table-cell>
          <table:table-cell office:value-type="string" calcext:value-type="string">
            <text:p>Port //1/1</text:p>
          </table:table-cell>
          <table:table-cell office:value-type="string" calcext:value-type="string">
            <text:p>Port //1/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office:value-type="float" office:value="12144000000" calcext:value-type="float">
            <text:p>12144000000</text:p>
          </table:table-cell>
          <table:table-cell office:value-type="float" office:value="12304000000" calcext:value-type="float">
            <text:p>12304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72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/>
          <table:table-cell office:value-type="string" calcext:value-type="string">
            <text:p>Port //1/2</text:p>
          </table:table-cell>
          <table:table-cell office:value-type="string" calcext:value-type="string">
            <text:p>Port //1/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office:value-type="float" office:value="12144000000" calcext:value-type="float">
            <text:p>12144000000</text:p>
          </table:table-cell>
          <table:table-cell office:value-type="float" office:value="12304000000" calcext:value-type="float">
            <text:p>12304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NetFPGA – pojedynczy tap</text:p>
          </table:table-cell>
          <table:table-cell office:value-type="string" calcext:value-type="string">
            <text:p>Port //1/1</text:p>
          </table:table-cell>
          <table:table-cell office:value-type="string" calcext:value-type="string">
            <text:p>Port //1/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office:value-type="float" office:value="12144000000" calcext:value-type="float">
            <text:p>12144000000</text:p>
          </table:table-cell>
          <table:table-cell office:value-type="float" office:value="12304000000" calcext:value-type="float">
            <text:p>12304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72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/>
          <table:table-cell office:value-type="string" calcext:value-type="string">
            <text:p>Port //1/2</text:p>
          </table:table-cell>
          <table:table-cell office:value-type="string" calcext:value-type="string">
            <text:p>Port //1/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office:value-type="float" office:value="12144000000" calcext:value-type="float">
            <text:p>12144000000</text:p>
          </table:table-cell>
          <table:table-cell office:value-type="float" office:value="12304000000" calcext:value-type="float">
            <text:p>12304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 table:number-rows-repeated="10">
          <table:table-cell table:number-columns-repeated="23"/>
        </table:table-row>
        <table:table-row table:style-name="ro1">
          <table:table-cell office:value-type="string" calcext:value-type="string">
            <text:p>Name/ID</text:p>
          </table:table-cell>
          <table:table-cell office:value-type="string" calcext:value-type="string">
            <text:p>Tx Port Name</text:p>
          </table:table-cell>
          <table:table-cell office:value-type="string" calcext:value-type="string">
            <text:p>Rx Port Names</text:p>
          </table:table-cell>
          <table:table-cell office:value-type="string" calcext:value-type="string">
            <text:p>Aggregated Rx Port Count</text:p>
          </table:table-cell>
          <table:table-cell office:value-type="string" calcext:value-type="string">
            <text:p>Tx Count (Frames)</text:p>
          </table:table-cell>
          <table:table-cell office:value-type="string" calcext:value-type="string">
            <text:p>Rx Count (Frames)</text:p>
          </table:table-cell>
          <table:table-cell office:value-type="string" calcext:value-type="string">
            <text:p>Tx Rate (bps)</text:p>
          </table:table-cell>
          <table:table-cell office:value-type="string" calcext:value-type="string">
            <text:p>Tx Count (bits)</text:p>
          </table:table-cell>
          <table:table-cell office:value-type="string" calcext:value-type="string">
            <text:p>Tx L1 Count (bits)</text:p>
          </table:table-cell>
          <table:table-cell office:value-type="string" calcext:value-type="string">
            <text:p>Tx L1 Rate (bps)</text:p>
          </table:table-cell>
          <table:table-cell office:value-type="string" calcext:value-type="string">
            <text:p>Tx Rate (fps)</text:p>
          </table:table-cell>
          <table:table-cell office:value-type="string" calcext:value-type="string">
            <text:p>Rx Rate (fps)</text:p>
          </table:table-cell>
          <table:table-cell office:value-type="string" calcext:value-type="string">
            <text:p>Rx Sig Count (Frames)</text:p>
          </table:table-cell>
          <table:table-cell office:value-type="string" calcext:value-type="string">
            <text:p>Rx Sig Rate (fps)</text:p>
          </table:table-cell>
          <table:table-cell office:value-type="string" calcext:value-type="string">
            <text:p>Short Term Avg Latency (us)</text:p>
          </table:table-cell>
          <table:table-cell office:value-type="string" calcext:value-type="string">
            <text:p>Avg Latency (us)</text:p>
          </table:table-cell>
          <table:table-cell office:value-type="string" calcext:value-type="string">
            <text:p>Min Latency (us)</text:p>
          </table:table-cell>
          <table:table-cell office:value-type="string" calcext:value-type="string">
            <text:p>Max Latency (us)</text:p>
          </table:table-cell>
          <table:table-cell office:value-type="string" calcext:value-type="string">
            <text:p>Short Term Avg Jitter (us)</text:p>
          </table:table-cell>
          <table:table-cell office:value-type="string" calcext:value-type="string">
            <text:p>Avg Jitter (us)</text:p>
          </table:table-cell>
          <table:table-cell office:value-type="string" calcext:value-type="string">
            <text:p>Min Jitter (us)</text:p>
          </table:table-cell>
          <table:table-cell office:value-type="string" calcext:value-type="string">
            <text:p>Max Jitter (us)</text:p>
          </table:table-cell>
          <table:table-cell office:value-type="string" calcext:value-type="string">
            <text:p>Expected Rx Count (Frames)</text:p>
          </table:table-cell>
        </table:table-row>
        <table:table-row table:style-name="ro1">
          <table:table-cell office:value-type="string" calcext:value-type="string">
            <text:p>StreamBlock 3/9830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reamBlock 5/163840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1:54:40.641000000</meta:creation-date>
    <dc:date>2019-12-05T14:43:11.636000000</dc:date>
    <meta:editing-duration>PT26M58S</meta:editing-duration>
    <meta:editing-cycles>4</meta:editing-cycles>
    <meta:generator>LibreOffice/6.2.5.2$Windows_X86_64 LibreOffice_project/1ec314fa52f458adc18c4f025c545a4e8b22c159</meta:generator>
    <meta:document-statistic meta:table-count="1" meta:cell-count="1025" meta:object-count="0"/>
  </office:meta>
</office:document-meta>
</file>